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dr3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1066">
            <text:p>106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1333">
            <text:p>1333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1600">
            <text:p>160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1866">
            <text:p>1866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ddr3</text:p>
          </table:table-cell>
          <table:table-cell office:value-type="float" office:value="2133">
            <text:p>213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Sheet1.M30" table:end-x="0.639cm" table:end-y="0.293cm" draw:z-index="0" draw:style-name="gr1" svg:width="18.005cm" svg:height="9.622cm" svg:x="0.699cm" svg:y="0.027cm">
              <draw:object draw:notify-on-update-of-ranges="Sheet1.B1:Sheet1.B7 Sheet1.C1:Sheet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.01.2014</text:date>, <text:time>17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27T17:14:46</dc:date>
    <meta:generator>OpenOffice.org/3.2$Unix OpenOffice.org_project/320m12$Build-9483</meta:generator>
    <meta:editing-duration>PT00H03M28S</meta:editing-duration>
    <meta:editing-cycles>1</meta:editing-cycles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1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6cm" svg:height="9.623cm" xlink:href=".." chart:class="chart:bar" chart:style-name="ch1">
        <chart:title svg:x="4.492cm" svg:y="0.193cm" chart:style-name="ch2">
          <text:p>ComputerUniverse.net DDR3 inventory levels</text:p>
        </chart:title>
        <chart:plot-area chart:style-name="ch3" table:cell-range-address="Sheet1.B1:Sheet1.C7" chart:data-source-has-labels="column" svg:x="0.36cm" svg:y="0.888cm" svg:width="17.286cm" svg:height="8.5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1:Sheet1.B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C1:Sheet1.C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B1:Sheet1.B7">800</text:p>
              </table:table-cell>
              <table:table-cell office:value-type="float" office:value="1">
                <text:p text:id="Sheet1.C1:Sheet1.C7"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